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a51a" officeooo:paragraph-rsid="0018a51a"/>
    </style:style>
    <style:style style:name="P2" style:family="paragraph" style:parent-style-name="Standard">
      <style:text-properties style:font-name="Courier New" fo:font-size="10pt" fo:language="de" fo:country="DE" officeooo:rsid="0018a51a" officeooo:paragraph-rsid="0018a51a" style:font-size-asian="10pt" style:font-size-complex="10pt"/>
    </style:style>
    <style:style style:name="P3" style:family="paragraph" style:parent-style-name="Standard">
      <style:text-properties style:font-name="Courier New" fo:font-size="10pt" fo:language="de" fo:country="DE" officeooo:paragraph-rsid="0018a51a" style:font-size-asian="10pt" style:font-size-complex="10pt"/>
    </style:style>
    <style:style style:name="P4" style:family="paragraph" style:parent-style-name="Standard">
      <style:text-properties style:font-name="Courier New" fo:font-size="10pt" fo:language="de" fo:country="DE" officeooo:rsid="0005331b" officeooo:paragraph-rsid="0018a51a" style:font-size-asian="10pt" style:font-size-complex="10pt"/>
    </style:style>
    <style:style style:name="P5" style:family="paragraph" style:parent-style-name="Standard">
      <style:text-properties style:font-name="Courier New" fo:font-size="10pt" fo:language="de" fo:country="DE" officeooo:rsid="000222a0" officeooo:paragraph-rsid="0018a51a" style:font-size-asian="10pt" style:font-size-complex="10pt"/>
    </style:style>
    <style:style style:name="P6" style:family="paragraph" style:parent-style-name="Standard">
      <style:text-properties style:font-name="Courier New" fo:font-size="10pt" fo:language="de" fo:country="DE" officeooo:rsid="0004f7ca" officeooo:paragraph-rsid="0018a51a" style:font-size-asian="10pt" style:font-size-complex="10pt"/>
    </style:style>
    <style:style style:name="P7" style:family="paragraph" style:parent-style-name="Standard">
      <style:text-properties style:font-name="Courier New" fo:font-size="10pt" fo:language="de" fo:country="DE" officeooo:rsid="000e1d19" officeooo:paragraph-rsid="0018a51a" style:font-size-asian="10pt" style:font-size-complex="10pt"/>
    </style:style>
    <style:style style:name="P8" style:family="paragraph" style:parent-style-name="Standard">
      <style:text-properties style:font-name="Courier New" fo:font-size="10pt" fo:language="de" fo:country="DE" officeooo:rsid="000e0dec" officeooo:paragraph-rsid="0018a51a" style:font-size-asian="10pt" style:font-size-complex="10pt"/>
    </style:style>
    <style:style style:name="P9" style:family="paragraph" style:parent-style-name="Standard">
      <style:text-properties style:font-name="Courier New" fo:font-size="10pt" fo:language="de" fo:country="DE" fo:font-weight="bold" officeooo:paragraph-rsid="0018a51a" style:font-size-asian="10pt" style:font-weight-asian="bold" style:font-size-complex="10pt" style:font-weight-complex="bold"/>
    </style:style>
    <style:style style:name="P10" style:family="paragraph" style:parent-style-name="Standard">
      <style:text-properties style:font-name="Courier New" officeooo:rsid="0018a51a" officeooo:paragraph-rsid="0018a51a"/>
    </style:style>
    <style:style style:name="P11" style:family="paragraph" style:parent-style-name="Standard">
      <style:text-properties style:font-name="Courier New" fo:font-size="10pt" fo:language="de" fo:country="DE" officeooo:rsid="000513df" officeooo:paragraph-rsid="0018a51a" style:font-size-asian="10pt" style:font-size-complex="10pt"/>
    </style:style>
    <style:style style:name="P12" style:family="paragraph" style:parent-style-name="Standard">
      <style:text-properties style:font-name="Courier New" fo:font-size="10pt" fo:language="de" fo:country="DE" officeooo:rsid="0004eb4a" officeooo:paragraph-rsid="0018a51a" style:font-size-asian="10pt" style:font-size-complex="10pt"/>
    </style:style>
    <style:style style:name="P13" style:family="paragraph" style:parent-style-name="Standard">
      <style:text-properties style:font-name="Courier New" fo:font-size="10pt" fo:language="de" fo:country="DE" officeooo:paragraph-rsid="0018a51a" style:font-size-asian="10pt" style:font-size-complex="10pt"/>
    </style:style>
    <style:style style:name="T1" style:family="text">
      <style:text-properties fo:font-weight="bold" style:font-weight-asian="bold" style:font-weight-complex="bold"/>
    </style:style>
    <style:style style:name="T2" style:family="text">
      <style:text-properties fo:font-style="italic" fo:font-weight="bold" style:font-weight-asian="bold" style:font-weight-complex="bold"/>
    </style:style>
    <style:style style:name="T3" style:family="text">
      <style:text-properties fo:font-style="italic" style:font-style-asian="italic"/>
    </style:style>
    <style:style style:name="T4" style:family="text">
      <style:text-properties officeooo:rsid="000620f1"/>
    </style:style>
    <style:style style:name="T5" style:family="text">
      <style:text-properties officeooo:rsid="00032c75"/>
    </style:style>
    <style:style style:name="T6" style:family="text">
      <style:text-properties officeooo:rsid="000222a0"/>
    </style:style>
    <style:style style:name="T7" style:family="text">
      <style:text-properties officeooo:rsid="0005331b"/>
    </style:style>
    <style:style style:name="T8" style:family="text">
      <style:text-properties officeooo:rsid="000e1d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Name: Philipp Lambracht</text:p>
      <text:p text:style-name="P10"/>
      <text:p text:style-name="P10">Gruppennummer: 5C</text:p>
      <text:p text:style-name="P10"/>
      <text:p text:style-name="P10">Thema: Business Process Modeling</text:p>
      <text:p text:style-name="P1"/>
      <text:p text:style-name="P1"/>
      <text:p text:style-name="P3"/>
      <text:p text:style-name="P3"><text:span text:style-name="T1">Georgakopoulos, D., Hornick, M., &amp; Sheth, A. (1995). An overview of workflow management: From process modeling to workflow automation infrastructure. </text:span><text:span text:style-name="T2">Distributed and Parallel Databases</text:span><text:span text:style-name="T1">, </text:span><text:span text:style-name="T2">3</text:span><text:span text:style-name="T1">(2), 119-153. Kluwer Academic Publishers</text:span> </text:p>
      <text:p text:style-name="P3"/>
      <text:p text:style-name="P3">Dieser Artikel bietet einen Überblick über Workflowmanagement. Es werden Definitionen bezüglich Grundbegriffe Workflowmanagement geliefter. Hierbei werden Defintionen aus Fachpresse, sowie eigene Definitionen herangezogen. Auch werden Workflowtechnologien, deren Methodologien, sowie Softwarebeispiele für <text:s/>Workflowmanagementsysteme aufgeführt.</text:p>
      <text:p text:style-name="P3">In erster Linie ist dieser Artikel auf Businessprozesse fokussiert. Die Autoren verwenden bei ihren Themen anschauliche Beispiele. Die diskutierten Technologien <text:s/>beziehen sich auf Prozessspezifikation und daraus generierter Workflow-implementation. Die Autoren wollen sich nur auf Technologien beschränken, welche <text:s/>Workflowmanagementtechnologien erheblich verbessen. Hierbei werden auch entsprechende Limitierungen, sowie Schwächen der Technologien und deren Software kritisch betrachtet. Als zwei wichte Technologien, welche mit bestehenden kommerzielle Workflowtechnologien kombieniert werden sollten sind Distributed Object Management (DOM) und Custom transaction Management(CTM).</text:p>
      <text:p text:style-name="P3">Dieser Artikel stellt eine gute Grundlage für das Assignment dar, weil Grundlegende Begriffe des Workflowmangement erklärt werden. Auch werden hier sinnvolle Verbesserungsvorschläge, für die zum Zeitpunkt der Veröffentlichung bestehenden Workflowmanagementsysteme, geliefert.</text:p>
      <text:p text:style-name="P3">Da dieser Artikel aus dem Jahr 1995 stammt, muss gegebenenfalls berücksichtigt werden, dass die hier Aufgeführten Mängel behoben worden sind. Selbst wenn diese Mängel behoben worden sind können diese aber immer noch als Bewertungskriterien für aktuelle Workflowmanagementsysteme herangezogen werden.</text:p>
      <text:p text:style-name="P2"/>
      <text:p text:style-name="P2"/>
      <text:p text:style-name="P9">zur Mühlen, M., &amp; Hansmann, H. (2008). Workflowmanagement. In J. Becker, M. Kugler, &amp; M. Rosemann (Eds.), <text:span text:style-name="T3">Prozessmanagement</text:span> (6. Auflage, pp. 373–408). Springer Berlin Heidelberg.</text:p>
      <text:p text:style-name="P3"/>
      <text:p text:style-name="P5">Dieses Kapitel des Buches befasst sich mit Workflowmanagement. Es werden Grundlagen erläutert, Einsatzgebiete aufgezeigt, sowie ein Vorgehensmodell zur Einführung von Workflowmanagementsystemen vorgestellt. Zudem wird über die Nutzenpotenziale durch Workflowmanagementsysteme disskutiert <text:span text:style-name="T5">und deren Risiken</text:span>. <text:span text:style-name="T5">Die Autoren gehen jeweils auch auf die Wurzeln des Workflowmanagement aus den 70er Jahren ein.</text:span></text:p>
      <text:p text:style-name="P6">Die Themen sind allgemein und im Stil eines Lehrbuchs gehalten. Im eher praxis orientierten Abschnitt über die Einführung von <text:span text:style-name="T6">Workflowmanagementsystemen</text:span> werden unter anderem Bewertungskriterien für Nutzenpotenziale deren <text:span text:style-name="T7">Priorisierung.</text:span></text:p>
      <text:p text:style-name="P4">Dieses Kapitel eignet sich hervorragend für <text:span text:style-name="T4">die zu erstellende Ausarbeitung, da die Thematik zeitlos gewählt ist und somit eine optimale Grundlage darstellt.</text:span></text:p>
      <text:p text:style-name="P4"/>
      <text:p text:style-name="P4"/>
      <text:p text:style-name="P9">White, S. a. (2004). Introduction to BPMN. <text:span text:style-name="T3">BPTrends</text:span>, 1–11. </text:p>
      <text:p text:style-name="P3"/>
      <text:p text:style-name="P8">Dieser ist eine Einführung in die Business Process Model and Notation Spezifikationssprache. </text:p>
      <text:p text:style-name="P8">Es werden die grundlegende grafischen Elemente der Diagramme erläutert, sowie verschiedene Anwendungsgebiete, zu denen <text:span text:style-name="T8">kollaborative (öffentliche) Business2Business Prozesse und interne (private) Business Prozesse zählen</text:span>. <text:span text:style-name="T8">Auch wird der Mehrwert von BPMN herausgestellt.</text:span></text:p>
      <text:p text:style-name="P7">Dieser Artikel mag veraltet sein, da sich dieser auf BPMN v.1.0 bezieht und <text:soft-page-break/>inzwischen Version 2.0 veröffentlicht worden ist, bietet dieser aber einen guten Einstieg in diese Spezifikationssprache.</text:p>
      <text:p text:style-name="P7">Aufgrund dessen wird der Artikel für die Ausarbeitung herangezogen.</text:p>
      <text:p text:style-name="P7"/>
      <text:p text:style-name="P7"/>
      <text:p text:style-name="P3"><text:span text:style-name="T1">Muehlen, M. Z., &amp; Recker, J. (2008). How much language is enough? Theoretical and practical use of the business process modeling notation. </text:span><text:span text:style-name="T2">Advanced information systems engineering - Proceedings 20th International Conference on Advanced Information Systems Engineering</text:span><text:span text:style-name="T1">, 465-479.</text:span> </text:p>
      <text:p text:style-name="P3"/>
      <text:p text:style-name="P12">In diesem Artikel untersuchen die Autoren wie häufig Elemente aus aus der BPMN Spezifikationssprache in Lehre (z.B. Seminare), Praxis (z.B. Beratungsprojekte) und im generellen Gebrauch (hier Internetrecherche) verwendet werden. Hierbei wird ebenfalls untersucht, ob es möglich ist die Komplexität von BPMN zu reduzieren, falls bereitgestellte Elemente der Spezifikation sich als Irrelevant herausstellen. </text:p>
      <text:p text:style-name="P12">Die entsprechend gruppierten Diagramme werden entsprechend der verwendeten Elemente statistisch ausgewertet und analysiert.</text:p>
      <text:p text:style-name="P11">Dieser Artikel wurde zunächst von mir ausgewählt um einen Überblick zu bekommen, wie sinnvoll BPMN bisher umgesetzt ist und wo es ggf noch schwächen, jedoch waren die angenommen Informationen nicht enthalten. Deshalb wird der Artikel erst einmal nicht in die Ausarbeitung aufgenommen. Die Ergebnisse der im Artikel durchgeführten Untersuchen könnten aber gegeben falls dazu verwendet werden, um eine eventuelles Ausarbeitungsthema sinnvoll zu kürzen, bzw. zu fokus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8:10:38.278000000</meta:creation-date>
    <dc:date>2016-05-19T18:19:46.676000000</dc:date>
    <meta:editing-duration>PT9M8S</meta:editing-duration>
    <meta:editing-cycles>1</meta:editing-cycles>
    <meta:document-statistic meta:table-count="0" meta:image-count="0" meta:object-count="0" meta:page-count="2" meta:paragraph-count="21" meta:word-count="598" meta:character-count="4834" meta:non-whitespace-character-count="4251"/>
    <meta:generator>LibreOffice/5.0.6.3$Windows_x86 LibreOffice_project/490fc03b25318460cfc54456516ea2519c11d1aa</meta:generator>
  </office:meta>
</office:document-meta>
</file>